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1cm"/>
    </style:style>
    <style:style style:name="gr2" style:family="graphic" style:parent-style-name="standard">
      <style:graphic-properties draw:stroke="none" svg:stroke-color="#000000" draw:fill="none" draw:fill-color="#ffffff" fo:min-height="4.322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3.731cm" svg:x="1.508cm" svg:y="1.635cm">
          <draw:text-box>
            <text:p text:style-name="P1"><text:span text:style-name="T1">Writer's App</text:span></text:p>
          </draw:text-box>
        </draw:frame>
        <draw:frame draw:style-name="gr2" draw:text-style-name="P2" draw:layer="layout" svg:width="14.351cm" svg:height="4.572cm" svg:x="4.175cm" svg:y="6.334cm">
          <draw:text-box>
            <text:p text:style-name="P2"><text:span text:style-name="T2">Experience your writing in another medium!</text:span></text:p>
          </draw:text-box>
        </draw:frame>
        <draw:custom-shape draw:style-name="gr3" draw:text-style-name="P3" draw:layer="layout" svg:width="6.985cm" svg:height="3.048cm" svg:x="7.35cm" svg:y="11.541cm">
          <text:p text:style-name="P3">Log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2.667cm" svg:height="1.012cm" svg:x="11.922cm" svg:y="25.384cm">
          <draw:text-box>
            <text:p>About</text:p>
          </draw:text-box>
        </draw:frame>
        <draw:frame draw:style-name="gr5" draw:layer="layout" svg:width="4.191cm" svg:height="1.52cm" svg:x="14.589cm" svg:y="25.384cm">
          <draw:text-box>
            <text:p>Contact</text:p>
          </draw:text-box>
        </draw:frame>
        <draw:frame draw:style-name="gr6" draw:layer="layout" svg:width="3.937cm" svg:height="1.139cm" svg:x="17.637cm" svg:y="25.384cm">
          <draw:text-box>
            <text:p>Help</text:p>
          </draw:text-box>
        </draw:frame>
        <draw:frame draw:style-name="gr5" draw:layer="layout" svg:width="2.54cm" svg:height="1.52cm" svg:x="14.462cm" svg:y="1.258cm">
          <draw:text-box>
            <text:p>Home</text:p>
          </draw:text-box>
        </draw:frame>
        <draw:frame draw:style-name="gr4" draw:layer="layout" svg:width="3.048cm" svg:height="1.012cm" svg:x="17.002cm" svg:y="1.254cm">
          <draw:text-box>
            <text:p>Regis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4:14:04.957883386</meta:creation-date>
    <dc:date>2015-10-25T14:18:59.451216860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